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53962158657285864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27953081912679394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49143031038537844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3703382372645703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07787667110511738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24742200520654476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73667909405764128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67011698540371570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54865" text:continue-list="list373667909405764128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585604550881644685"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3398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2609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55085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3157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2805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871073941630320724"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06677482453333862"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3438096257064218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2646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35773990222377310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93936821209920387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749952743622332798" text:style-name="L15">
        <text:list-item>
          <text:list>
            <text:list-header>
              <text:p text:style-name="P183">1.5 miles averaging about 9:40/mile and rest 1 min</text:p>
            </text:list-header>
          </text:list>
        </text:list-item>
      </text:list>
      <text:p text:style-name="P24">1 mile in 8:26 and rest 2 min</text:p>
      <text:list xml:id="list275461954290657147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67099498799053892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5081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46916946875661121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66256378393116010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77714390011010116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53526" text:continue-list="list4662563783931160108" text:style-name="L19">
        <text:list-item>
          <text:list>
            <text:list-header>
              <text:p text:style-name="P187">(Pace*HR)=1240</text:p>
            </text:list-header>
          </text:list>
        </text:list-item>
      </text:list>
      <text:list xml:id="list39555772" text:continue-list="list4469169468756611217" text:style-name="L18">
        <text:list-item>
          <text:list>
            <text:list-header>
              <text:p text:style-name="P186">2 miles at 10:46/mile Ave HR= 121 bpm and rest a few minutes</text:p>
            </text:list-header>
          </text:list>
        </text:list-item>
      </text:list>
      <text:list xml:id="list39542474" text:continue-list="list3955352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4455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46722886530971577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7333208788110261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27741071877523874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64760071776288389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50291714302415834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2202162796655306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4569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2713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32190145428290651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95016380378082704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17116891915869860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16865082521225397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19800191178936945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89016985750829735" text:style-name="L32">
        <text:list-item>
          <text:list>
            <text:list-header>
              <text:p text:style-name="P197">0.25 miles in 2:54</text:p>
              <text:p text:style-name="P197">1 mile in 9:21 going faster as I ran and ending at around 8:30 pace</text:p>
            </text:list-header>
          </text:list>
        </text:list-item>
      </text:list>
      <text:list xml:id="list51598875227887797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9847456301426889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7522770710843712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3787224215603980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84824334366542873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text:s/>a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text:soft-page-break/>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47721955089525918"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3T19:28:15.06</dc:date>
    <dc:creator>James Lombardi</dc:creator>
    <meta:editing-duration>P28DT3H56M52S</meta:editing-duration>
    <meta:editing-cycles>2071</meta:editing-cycles>
    <meta:generator>OpenOffice/4.1.2$Win32 OpenOffice.org_project/412m3$Build-9782</meta:generator>
    <meta:document-statistic meta:table-count="0" meta:image-count="9" meta:object-count="0" meta:page-count="205" meta:paragraph-count="5978" meta:word-count="64700" meta:character-count="331467"/>
  </office:meta>
</office:document-meta>
</file>